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58.26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8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80"/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5" table:number-columns-repeated="2" table:default-cell-style-name="ce12"/>
        <table:table-column table:style-name="co5" table:number-columns-repeated="4" table:default-cell-style-name="Default"/>
        <table:table-row table:style-name="ro2">
          <table:table-cell table:style-name="ce1" office:value-type="string" calcext:value-type="string">
            <text:p>Paket</text:p>
          </table:table-cell>
          <table:table-cell table:style-name="ce3" office:value-type="string" calcext:value-type="string">
            <text:p>Klasse</text:p>
          </table:table-cell>
          <table:table-cell table:style-name="ce1" office:value-type="string" calcext:value-type="string">
            <text:p>Person</text:p>
          </table:table-cell>
          <table:table-cell table:style-name="ce11" office:value-type="string" calcext:value-type="string">
            <text:p>Beginndatum</text:p>
          </table:table-cell>
          <table:table-cell table:style-name="ce11" office:value-type="string" calcext:value-type="string">
            <text:p>Fertigstellungsdatum</text:p>
          </table:table-cell>
          <table:table-cell/>
          <table:table-cell table:style-name="ce1" office:value-type="string" calcext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ugger</text:p>
          </table:table-cell>
          <table:table-cell table:style-name="ce4" office:value-type="string" calcext:value-type="string">
            <text:p>Subject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13" office:value-type="string" calcext:value-type="string">
            <text:p>Grau 2</text:p>
          </table:table-cell>
          <table:table-cell office:value-type="string" calcext:value-type="string">
            <text:p>Nicht begonnen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DebugLogicFacad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9" office:value-type="string" calcext:value-type="string">
            <text:p>Orange 1</text:p>
          </table:table-cell>
          <table:table-cell office:value-type="string" calcext:value-type="string">
            <text:p>Begonnen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ProgramInput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10" office:value-type="string" calcext:value-type="string">
            <text:p>Gelbgrün</text:p>
          </table:table-cell>
          <table:table-cell office:value-type="string" calcext:value-type="string">
            <text:p>Beende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reakpoint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table:style-name="ce14" office:value-type="string" calcext:value-type="string">
            <text:p>Grün 3</text:p>
          </table:table-cell>
          <table:table-cell office:value-type="string" calcext:value-type="string">
            <text:p>Geteste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StepSize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nputValue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elational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Input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1. rechtsklick inhalte einfügen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Relational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2. nur formate auswählen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InputSuggestion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/>
          <table:table-cell office:value-type="string" calcext:value-type="string">
            <text:p>3. Ok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DebugControl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nterpreter</text:p>
          </table:table-cell>
          <table:table-cell table:style-name="ce4" office:value-type="string" calcext:value-type="string">
            <text:p>GenerationController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10-12" calcext:value-type="date">
            <text:p>12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ommandGenerationVisitor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10-11" calcext:value-type="date">
            <text:p>11. Okt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cop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mmand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rrayDeclaration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DeclerationAssignment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ElementAssignment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outineCall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eturnCommand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eclaration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eclarationAssignment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ssignment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hileCommand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IfCommand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IfElseCommand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outineCommand</text:p>
          </table:table-cell>
          <table:table-cell table:style-name="ce1" office:value-type="string" calcext:value-type="string">
            <text:p>Ulla / 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9" calcext:value-type="date">
            <text:p>19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ype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rac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raceIterator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raceStat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raceStatePosi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nditionalBreakpoint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6" calcext:value-type="date">
            <text:p>16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atchExpress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6" calcext:value-type="date">
            <text:p>16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ScopeTuple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11" office:value-type="date" office:date-value="2018-01-09" calcext:value-type="date">
            <text:p>9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TermGenerationVisitor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9" calcext:value-type="date">
            <text:p>9. Jan. 2018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Term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rrayAccessRelational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rrayAccess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ariableRelational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ariable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nstant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Negative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BinaryArithmetic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Term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Float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nt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Long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ouble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har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Boolean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Value</text:p>
          </table:table-cell>
          <table:table-cell table:style-name="ce1" office:value-type="string" calcext:value-type="string">
            <text:p>Pascal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style-name="ce11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ddit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ubstract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ultiplicat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ivision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oduloTerm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Not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Binary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Or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ndCondit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oreEqualComparisi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essEqual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ore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ess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Equal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NotEqualComparison</text:p>
          </table:table-cell>
          <table:table-cell table:style-name="ce1" office:value-type="string" calcext:value-type="string">
            <text:p>Benedikt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style-name="ce11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L.Exceptions</text:p>
          </table:table-cell>
          <table:table-cell table:style-name="ce6" office:value-type="string" calcext:value-type="string">
            <text:p>DibuggerLogicExceptions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ariableNotFound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outineNotFoundExcept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issingReturnCall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InvalidProgram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rong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rongType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rongNumber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eturnType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WrongTypeAssign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lreadyDeclared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ntrol</text:p>
          </table:table-cell>
          <table:table-cell table:style-name="ce8" office:value-type="string" calcext:value-type="string">
            <text:p>ControlFacade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ExceptionHandler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FileHandlerInteractor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DebugLogicController</text:p>
          </table:table-cell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UI</text:p>
          </table:table-cell>
          <table:table-cell table:style-name="ce9" office:value-type="string" calcext:value-type="string">
            <text:p>GUIFacade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MainInterface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Debugger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Error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Decision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ArrayValue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VariableSuggestionPopUp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Expression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Command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Program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WatchExpression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CondBreakpointPanel</text:p>
          </table:table-cell>
          <table:table-cell table:style-name="ce1" office:value-type="string" calcext:value-type="string">
            <text:p>Chiara</text:p>
          </table:table-cell>
          <table:table-cell table:style-name="ce11" office:value-type="string" calcext:value-type="string">
            <text:p>08.01</text:p>
          </table:table-cell>
          <table:table-cell table:style-name="ce11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Facade</text:p>
          </table:table-cell>
          <table:table-cell table:style-name="ce6" office:value-type="string" calcext:value-type="string">
            <text:p>FileHandlerFacad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Properties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Configuration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anguage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PropertiesFile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BFile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BFile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PropertiesFile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RDBF</text:p>
          </table:table-cell>
          <table:table-cell table:style-name="ce6" office:value-type="string" calcext:value-type="string">
            <text:p>RDBFProp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DB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DB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Prop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Pars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Read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Writer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File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Additions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Block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RDBFData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1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Excpetions</text:p>
          </table:table-cell>
          <table:table-cell table:style-name="ce6" office:value-type="string" calcext:value-type="string">
            <text:p>FileHandler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anguageNotFound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ParseBlock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ParseAssignment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InvalidLineTypeException</text:p>
          </table:table-cell>
          <table:table-cell table:style-name="ce1" office:value-type="string" calcext:value-type="string">
            <text:p>Pascal</text:p>
          </table:table-cell>
          <table:table-cell table:style-name="ce11" table:number-columns-repeated="2"/>
          <table:table-cell table:number-columns-repeated="4"/>
        </table:table-row>
        <table:table-row table:style-name="ro2" table:number-rows-repeated="10484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.00.0000</text:date>, <text:time style:data-style-name="N2" text:time-value="18:25:57.9149943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9T18:32:16.995134229</dc:date>
    <meta:editing-duration>PT1H7M</meta:editing-duration>
    <meta:editing-cycles>31</meta:editing-cycles>
    <meta:generator>LibreOffice/5.1.6.2$Linux_X86_64 LibreOffice_project/10m0$Build-2</meta:generator>
    <meta:document-statistic meta:table-count="3" meta:cell-count="412" meta:object-count="0"/>
  </office:meta>
</office:document-meta>
</file>